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58aa8b"/>
    </style:style>
    <style:style style:name="P21" style:family="paragraph" style:parent-style-name="Standard">
      <style:paragraph-properties fo:break-before="page"/>
      <style:text-properties officeooo:paragraph-rsid="0058aa8b"/>
    </style:style>
    <style:style style:name="P22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2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3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Standard">
      <style:paragraph-properties fo:text-align="start" style:justify-single-word="false"/>
      <style:text-properties officeooo:paragraph-rsid="007803d7"/>
    </style:style>
    <style:style style:name="P298" style:family="paragraph" style:parent-style-name="Standard">
      <style:paragraph-properties fo:text-align="start" style:justify-single-word="false"/>
      <style:text-properties officeooo:paragraph-rsid="007b7692"/>
    </style:style>
    <style:style style:name="P299" style:family="paragraph" style:parent-style-name="Standard">
      <style:paragraph-properties fo:text-align="start" style:justify-single-word="false"/>
      <style:text-properties officeooo:paragraph-rsid="00816c03"/>
    </style:style>
    <style:style style:name="P300" style:family="paragraph" style:parent-style-name="Standard">
      <style:paragraph-properties fo:text-align="start" style:justify-single-word="false"/>
      <style:text-properties officeooo:paragraph-rsid="00879f16"/>
    </style:style>
    <style:style style:name="P301" style:family="paragraph" style:parent-style-name="Standard">
      <style:paragraph-properties fo:text-align="start" style:justify-single-word="false"/>
      <style:text-properties officeooo:paragraph-rsid="008c4520"/>
    </style:style>
    <style:style style:name="P302" style:family="paragraph" style:parent-style-name="Standard">
      <style:paragraph-properties fo:text-align="start" style:justify-single-word="false"/>
      <style:text-properties officeooo:paragraph-rsid="008ca3ce"/>
    </style:style>
    <style:style style:name="P303" style:family="paragraph" style:parent-style-name="Standard">
      <style:paragraph-properties fo:text-align="start" style:justify-single-word="false"/>
      <style:text-properties officeooo:paragraph-rsid="008d7f33"/>
    </style:style>
    <style:style style:name="P3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3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P314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315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paragraph-rsid="008f920b"/>
    </style:style>
    <style:style style:name="P31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318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officeooo:rsid="006f45d9" style:font-weight-asian="bold" style:font-weight-complex="bold"/>
    </style:style>
    <style:style style:name="T50" style:family="text">
      <style:text-properties fo:font-weight="bold" officeooo:rsid="0061d394" style:font-weight-asian="bold" style:font-weight-complex="bold"/>
    </style:style>
    <style:style style:name="T51" style:family="text">
      <style:text-properties fo:font-weight="bold" officeooo:rsid="001e57a8" style:font-weight-asian="bold" style:font-weight-complex="bold"/>
    </style:style>
    <style:style style:name="T52" style:family="text">
      <style:text-properties fo:font-weight="bold" officeooo:rsid="0022bb58" style:font-weight-asian="bold" style:font-weight-complex="bold"/>
    </style:style>
    <style:style style:name="T53" style:family="text">
      <style:text-properties fo:font-weight="bold" officeooo:rsid="008f920b" style:font-weight-asian="bold" style:font-weight-complex="bold"/>
    </style:style>
    <style:style style:name="T54" style:family="text">
      <style:text-properties fo:font-weight="bold" officeooo:rsid="00820fbb"/>
    </style:style>
    <style:style style:name="T55" style:family="text">
      <style:text-properties fo:font-weight="bold" officeooo:rsid="00879f16"/>
    </style:style>
    <style:style style:name="T56" style:family="text">
      <style:text-properties fo:font-weight="bold" officeooo:rsid="008c4520"/>
    </style:style>
    <style:style style:name="T57" style:family="text">
      <style:text-properties officeooo:rsid="00722a94"/>
    </style:style>
    <style:style style:name="T58" style:family="text">
      <style:text-properties officeooo:rsid="00724b32"/>
    </style:style>
    <style:style style:name="T59" style:family="text">
      <style:text-properties officeooo:rsid="0073953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style:font-name="Liberation Serif" fo:font-size="10pt" officeooo:rsid="007803d7" style:font-size-asian="10pt" style:font-size-complex="10pt"/>
    </style:style>
    <style:style style:name="T62" style:family="text">
      <style:text-properties style:font-name="Liberation Serif" fo:font-size="10pt" officeooo:rsid="000f6e6e" style:font-size-asian="10pt" style:font-size-complex="10pt"/>
    </style:style>
    <style:style style:name="T63" style:family="text">
      <style:text-properties style:font-name="Liberation Serif" fo:font-size="10pt" officeooo:rsid="006f45d9" style:font-size-asian="10pt" style:font-size-complex="10pt"/>
    </style:style>
    <style:style style:name="T64" style:family="text">
      <style:text-properties style:font-name="Liberation Serif" fo:font-size="10pt" officeooo:rsid="008c4520" style:font-size-asian="10pt" style:font-size-complex="10pt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8" style:family="text">
      <style:text-properties officeooo:rsid="00879f16"/>
    </style:style>
    <style:style style:name="T79" style:family="text">
      <style:text-properties officeooo:rsid="008c4520"/>
    </style:style>
    <style:style style:name="T80" style:family="text">
      <style:text-properties officeooo:rsid="00820fbb"/>
    </style:style>
    <style:style style:name="T81" style:family="text">
      <style:text-properties officeooo:rsid="008f9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5">Componente</text:p>
          </table:table-cell>
          <table:table-cell table:style-name="Tabela1.A1" office:value-type="string">
            <text:p text:style-name="P296">Monitor/ Lib</text:p>
          </table:table-cell>
          <table:table-cell table:style-name="Tabela1.A1" office:value-type="string">
            <text:p text:style-name="P284">Bradesco</text:p>
          </table:table-cell>
          <table:table-cell table:style-name="Tabela1.A1" office:value-type="string">
            <text:p text:style-name="P284">B<text:span text:style-name="T11">anco do </text:span>B<text:span text:style-name="T11">rasil</text:span></text:p>
          </table:table-cell>
          <table:table-cell table:style-name="Tabela1.A1" office:value-type="string">
            <text:p text:style-name="P284">Banco da Amazonia</text:p>
          </table:table-cell>
          <table:table-cell table:style-name="Tabela1.A1" office:value-type="string">
            <text:p text:style-name="P284">Banestes</text:p>
          </table:table-cell>
          <table:table-cell table:style-name="Tabela1.A1" office:value-type="string">
            <text:p text:style-name="P284">Itau</text:p>
          </table:table-cell>
          <table:table-cell table:style-name="Tabela1.A1" office:value-type="string">
            <text:p text:style-name="P284">Sicredi</text:p>
          </table:table-cell>
          <table:table-cell table:style-name="Tabela1.A1" office:value-type="string">
            <text:p text:style-name="P284">Mercantil</text:p>
          </table:table-cell>
          <table:table-cell table:style-name="Tabela1.A1" office:value-type="string">
            <text:p text:style-name="P285">C<text:span text:style-name="T16">aixa</text:span></text:p>
          </table:table-cell>
          <table:table-cell table:style-name="Tabela1.A1" office:value-type="string">
            <text:p text:style-name="P285">C<text:span text:style-name="T16">aixa (Sicob)</text:span></text:p>
          </table:table-cell>
          <table:table-cell table:style-name="Tabela1.A1" office:value-type="string">
            <text:p text:style-name="P286">H<text:span text:style-name="T17">SBC</text:span></text:p>
          </table:table-cell>
          <table:table-cell table:style-name="Tabela1.A1" office:value-type="string">
            <text:p text:style-name="P285">Ban<text:span text:style-name="T17">co <text:s/>Nordeste</text:span></text:p>
          </table:table-cell>
          <table:table-cell table:style-name="Tabela1.A1" office:value-type="string">
            <text:p text:style-name="P287">BRB</text:p>
          </table:table-cell>
          <table:table-cell table:style-name="Tabela1.A1" office:value-type="string">
            <text:p text:style-name="P286">B<text:span text:style-name="T17">IC</text:span></text:p>
          </table:table-cell>
          <table:table-cell table:style-name="Tabela1.A1" office:value-type="string">
            <text:p text:style-name="P286">S<text:span text:style-name="T17">afra</text:span></text:p>
          </table:table-cell>
          <table:table-cell table:style-name="Tabela1.A1" office:value-type="string">
            <text:p text:style-name="P288">Daycoval</text:p>
          </table:table-cell>
          <table:table-cell table:style-name="Tabela1.A1" office:value-type="string">
            <text:p text:style-name="P289">Pine</text:p>
          </table:table-cell>
          <table:table-cell table:style-name="Tabela1.S1" office:value-type="string">
            <text:p text:style-name="P290">Cecred</text:p>
          </table:table-cell>
        </table:table-row>
        <table:table-row>
          <table:table-cell table:style-name="Tabela1.A2" office:value-type="string">
            <text:p text:style-name="P98">Agencia/DV</text:p>
          </table:table-cell>
          <table:table-cell table:style-name="Tabela1.A2" office:value-type="string">
            <text:p text:style-name="P108"><text:span text:style-name="T47">Agencia</text:span>/Digito<text:span text:style-name="T47">Agencia</text:span>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99">Conta/DV</text:p>
          </table:table-cell>
          <table:table-cell table:style-name="Tabela1.A2" office:value-type="string">
            <text:p text:style-name="P109">Conta/DigitoConta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99">Endereço<text:span text:style-name="T12">¹</text:span></text:p>
          </table:table-cell>
          <table:table-cell table:style-name="Tabela1.A2" office:value-type="string">
            <text:p text:style-name="P93">Logradouro/Numero/Bairro/Cidade/CEP/UF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99">CaracTitulo<text:span text:style-name="T12">²</text:span></text:p>
          </table:table-cell>
          <table:table-cell table:style-name="Tabela1.A2" office:value-type="string">
            <text:p text:style-name="P104">CaracTitulo</text:p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25"/>
          </table:table-cell>
          <table:table-cell table:style-name="Tabela1.A2" office:value-type="string">
            <text:p text:style-name="P210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205">X</text:p>
          </table:table-cell>
        </table:table-row>
        <table:table-row>
          <table:table-cell table:style-name="Tabela1.A2" office:value-type="string">
            <text:p text:style-name="P112">Tipo Inscricao</text:p>
          </table:table-cell>
          <table:table-cell table:style-name="Tabela1.A2" office:value-type="string">
            <text:p text:style-name="P85">TipoPessoa</text:p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99">CNPJ<text:span text:style-name="T12">(CPF)</text:span></text:p>
          </table:table-cell>
          <table:table-cell table:style-name="Tabela1.A2" office:value-type="string">
            <text:p text:style-name="P92">CNPJCPF</text:p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112">Telefone<text:span text:style-name="T12">¹</text:span></text:p>
          </table:table-cell>
          <table:table-cell table:style-name="Tabela1.A2" office:value-type="string">
            <text:p text:style-name="P277">Não Implementado</text:p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99">Cod. Cedente</text:p>
          </table:table-cell>
          <table:table-cell table:style-name="Tabela1.A2" office:value-type="string">
            <text:p text:style-name="P93">Codigo</text:p>
            <text:p text:style-name="P93">Cedente</text:p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09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/>
          </table:table-cell>
        </table:table-row>
        <table:table-row>
          <table:table-cell table:style-name="Tabela1.A2" office:value-type="string">
            <text:p text:style-name="P99">Cod. Transmissão</text:p>
          </table:table-cell>
          <table:table-cell table:style-name="Tabela1.A2" office:value-type="string">
            <text:p text:style-name="P105">Cod Transmissã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S2" office:value-type="string">
            <text:p text:style-name="P214"/>
          </table:table-cell>
        </table:table-row>
        <table:table-row>
          <table:table-cell table:style-name="Tabela1.A2" office:value-type="string">
            <text:p text:style-name="P112">Convenio</text:p>
          </table:table-cell>
          <table:table-cell table:style-name="Tabela1.A2" office:value-type="string">
            <text:p text:style-name="P118">Conveni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S2" office:value-type="string">
            <text:p text:style-name="P219"/>
          </table:table-cell>
        </table:table-row>
        <table:table-row>
          <table:table-cell table:style-name="Tabela1.A2" office:value-type="string">
            <text:p text:style-name="P112">DV Agencia <text:span text:style-name="T12">Conta</text:span></text:p>
          </table:table-cell>
          <table:table-cell table:style-name="Tabela1.A2" office:value-type="string">
            <text:p text:style-name="P109">DigitoVerificadorAgenciaConta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24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25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S2" office:value-type="string">
            <text:p text:style-name="P219"/>
          </table:table-cell>
        </table:table-row>
        <table:table-row>
          <table:table-cell table:style-name="Tabela1.A2" office:value-type="string">
            <text:p text:style-name="P112">Fantasia<text:span text:style-name="T13">¹</text:span></text:p>
          </table:table-cell>
          <table:table-cell table:style-name="Tabela1.A2" office:value-type="string">
            <text:p text:style-name="P277">Não Implementad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63">X</text:p>
          </table:table-cell>
          <table:table-cell table:style-name="Tabela1.S2" office:value-type="string">
            <text:p text:style-name="P199">X</text:p>
          </table:table-cell>
        </table:table-row>
        <table:table-row>
          <table:table-cell table:style-name="Tabela1.A2" office:value-type="string">
            <text:p text:style-name="P112">Iden<text:span text:style-name="T13">t</text:span>Distribuicao</text:p>
          </table:table-cell>
          <table:table-cell table:style-name="Tabela1.A2" office:value-type="string">
            <text:p text:style-name="P278">Não Implementad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S2" office:value-type="string">
            <text:p text:style-name="P214"/>
          </table:table-cell>
        </table:table-row>
        <table:table-row>
          <table:table-cell table:style-name="Tabela1.A2" office:value-type="string">
            <text:p text:style-name="P112">Modalidade</text:p>
          </table:table-cell>
          <table:table-cell table:style-name="Tabela1.A2" office:value-type="string">
            <text:p text:style-name="P119">Modalidade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29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29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29">X</text:p>
          </table:table-cell>
          <table:table-cell table:style-name="Tabela1.A2" office:value-type="string">
            <text:p text:style-name="P229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0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0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30"/>
          </table:table-cell>
          <table:table-cell table:style-name="Tabela1.A2" office:value-type="string">
            <text:p text:style-name="P230"/>
          </table:table-cell>
          <table:table-cell table:style-name="Tabela1.A2" office:value-type="string">
            <text:p text:style-name="P230"/>
          </table:table-cell>
          <table:table-cell table:style-name="Tabela1.S2" office:value-type="string">
            <text:p text:style-name="P219"/>
          </table:table-cell>
        </table:table-row>
        <text:soft-page-break/>
        <table:table-row>
          <table:table-cell table:style-name="Tabela1.A2" office:value-type="string">
            <text:p text:style-name="P112">Operacao</text:p>
          </table:table-cell>
          <table:table-cell table:style-name="Tabela1.A2" office:value-type="string">
            <text:p text:style-name="P277">Não Implementad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54"/>
          </table:table-cell>
          <table:table-cell table:style-name="Tabela1.S2" office:value-type="string">
            <text:p text:style-name="P214"/>
          </table:table-cell>
        </table:table-row>
        <table:table-row>
          <table:table-cell table:style-name="Tabela1.A2" office:value-type="string">
            <text:p text:style-name="P113">Resp<text:span text:style-name="T14">on</text:span></text:p>
            <text:p text:style-name="P113">Emissao</text:p>
          </table:table-cell>
          <table:table-cell table:style-name="Tabela1.A2" office:value-type="string">
            <text:p text:style-name="P87">RespEmis</text:p>
          </table:table-cell>
          <table:table-cell table:style-name="Tabela1.A2" office:value-type="string">
            <text:p text:style-name="P145"/>
          </table:table-cell>
          <table:table-cell table:style-name="Tabela1.A2" office:value-type="string">
            <text:p text:style-name="P24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4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4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54">X</text:p>
          </table:table-cell>
          <table:table-cell table:style-name="Tabela1.A2" office:value-type="string">
            <text:p text:style-name="P254"/>
          </table:table-cell>
          <table:table-cell table:style-name="Tabela1.S2" office:value-type="string">
            <text:p text:style-name="P219"/>
          </table:table-cell>
        </table:table-row>
        <table:table-row>
          <table:table-cell table:style-name="Tabela1.A2" office:value-type="string">
            <text:p text:style-name="P112">TipoCarteira</text:p>
          </table:table-cell>
          <table:table-cell table:style-name="Tabela1.A2" office:value-type="string">
            <text:p text:style-name="P119">TipoCarteira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4"/>
          </table:table-cell>
        </table:table-row>
        <table:table-row>
          <table:table-cell table:style-name="Tabela1.A2" office:value-type="string">
            <text:p text:style-name="P113">Tipo</text:p>
            <text:p text:style-name="P113">Documento</text:p>
          </table:table-cell>
          <table:table-cell table:style-name="Tabela1.A2" office:value-type="string">
            <text:p text:style-name="P119">Tipo</text:p>
            <text:p text:style-name="P119">Documento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4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42">X</text:p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1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1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4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9">Componente</text:p>
          </table:table-cell>
          <table:table-cell table:style-name="Tabela2.A1" office:value-type="string">
            <text:p text:style-name="P192">Monitor/ Lib</text:p>
          </table:table-cell>
          <table:table-cell table:style-name="Tabela2.A1" office:value-type="string">
            <text:p text:style-name="P290">Uniprime XX</text:p>
          </table:table-cell>
          <table:table-cell table:style-name="Tabela2.A1" office:value-type="string">
            <text:p text:style-name="P291">Unicred XX</text:p>
          </table:table-cell>
          <table:table-cell table:style-name="Tabela2.A1" office:value-type="string">
            <text:p text:style-name="P175">B<text:span text:style-name="T18">anese</text:span></text:p>
          </table:table-cell>
          <table:table-cell table:style-name="Tabela2.A1" office:value-type="string">
            <text:p text:style-name="P179">C<text:span text:style-name="T18">redsis</text:span></text:p>
          </table:table-cell>
          <table:table-cell table:style-name="Tabela2.A1" office:value-type="string">
            <text:p text:style-name="P175">C<text:span text:style-name="T18">resol</text:span></text:p>
          </table:table-cell>
          <table:table-cell table:style-name="Tabela2.A1" office:value-type="string">
            <text:p text:style-name="P180">CitiBank</text:p>
          </table:table-cell>
          <table:table-cell table:style-name="Tabela2.A1" office:value-type="string">
            <text:p text:style-name="P181">ABC Brasil</text:p>
          </table:table-cell>
          <table:table-cell table:style-name="Tabela2.A1" office:value-type="string">
            <text:p text:style-name="P182">Bancoob</text:p>
          </table:table-cell>
          <table:table-cell table:style-name="Tabela2.A1" office:value-type="string">
            <text:p text:style-name="P182">Banrisul</text:p>
          </table:table-cell>
          <table:table-cell table:style-name="Tabela2.L1" office:value-type="string">
            <text:p text:style-name="P176">S<text:span text:style-name="T32">antander</text:span></text:p>
          </table:table-cell>
        </table:table-row>
        <table:table-row>
          <table:table-cell table:style-name="Tabela2.A2" office:value-type="string">
            <text:p text:style-name="P100">Agencia/DV</text:p>
          </table:table-cell>
          <table:table-cell table:style-name="Tabela2.A2" office:value-type="string">
            <text:p text:style-name="P109">Agencia/DigitoAgencia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46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100">Conta/DV</text:p>
          </table:table-cell>
          <table:table-cell table:style-name="Tabela2.A2" office:value-type="string">
            <text:p text:style-name="P109">Conta/DigitoConta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46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47">X</text:p>
          </table:table-cell>
        </table:table-row>
        <table:table-row>
          <table:table-cell table:style-name="Tabela2.A2" office:value-type="string">
            <text:p text:style-name="P100">Endereço<text:span text:style-name="T12">¹</text:span></text:p>
          </table:table-cell>
          <table:table-cell table:style-name="Tabela2.A2" office:value-type="string">
            <text:p text:style-name="P93">Logradouro/Numero/Bairro/Cidade/CEP/UF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46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100">CaracTitulo<text:span text:style-name="T12">²</text:span></text:p>
          </table:table-cell>
          <table:table-cell table:style-name="Tabela2.A2" office:value-type="string">
            <text:p text:style-name="P104">CaracTitulo</text:p>
          </table:table-cell>
          <table:table-cell table:style-name="Tabela2.A2" office:value-type="string">
            <text:p text:style-name="P211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6"/>
          </table:table-cell>
          <table:table-cell table:style-name="Tabela2.A2" office:value-type="string">
            <text:p text:style-name="P259">X</text:p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4">Tipo Inscricao</text:p>
          </table:table-cell>
          <table:table-cell table:style-name="Tabela2.A2" office:value-type="string">
            <text:p text:style-name="P85">TipoPessoa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100">CNPJ<text:span text:style-name="T12">(CPF)</text:span></text:p>
          </table:table-cell>
          <table:table-cell table:style-name="Tabela2.A2" office:value-type="string">
            <text:p text:style-name="P92">CNPJCPF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114">Telefone<text:span text:style-name="T12">¹</text:span></text:p>
          </table:table-cell>
          <table:table-cell table:style-name="Tabela2.A2" office:value-type="string">
            <text:p text:style-name="P277">Não Implementado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100">Cod. Cedente</text:p>
          </table:table-cell>
          <table:table-cell table:style-name="Tabela2.A2" office:value-type="string">
            <text:p text:style-name="P93">CodigoCedente</text:p>
          </table:table-cell>
          <table:table-cell table:style-name="Tabela2.A2" office:value-type="string">
            <text:p text:style-name="P264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259">X</text:p>
          </table:table-cell>
          <table:table-cell table:style-name="Tabela2.A2" office:value-type="string">
            <text:p text:style-name="P259">X</text:p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00">Cod. Transmissão</text:p>
          </table:table-cell>
          <table:table-cell table:style-name="Tabela2.A2" office:value-type="string">
            <text:p text:style-name="P105">CodTransmissão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55">X</text:p>
          </table:table-cell>
        </table:table-row>
        <table:table-row>
          <table:table-cell table:style-name="Tabela2.A2" office:value-type="string">
            <text:p text:style-name="P114">Convenio</text:p>
          </table:table-cell>
          <table:table-cell table:style-name="Tabela2.A2" office:value-type="string">
            <text:p text:style-name="P118">Convenio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20"/>
          </table:table-cell>
          <table:table-cell table:style-name="Tabela2.A2" office:value-type="string">
            <text:p text:style-name="P259">X</text:p>
          </table:table-cell>
          <table:table-cell table:style-name="Tabela2.L2" office:value-type="string">
            <text:p text:style-name="P200"/>
          </table:table-cell>
        </table:table-row>
        <table:table-row>
          <table:table-cell table:style-name="Tabela2.A2" office:value-type="string">
            <text:p text:style-name="P114">DV Agencia <text:span text:style-name="T12">Conta</text:span></text:p>
          </table:table-cell>
          <table:table-cell table:style-name="Tabela2.A2" office:value-type="string">
            <text:p text:style-name="P109">DigitoVerificadorAgenciaConta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59">X</text:p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15"/>
          </table:table-cell>
        </table:table-row>
        <table:table-row>
          <table:table-cell table:style-name="Tabela2.A2" office:value-type="string">
            <text:p text:style-name="P114">Fantasia<text:span text:style-name="T13">¹</text:span></text:p>
          </table:table-cell>
          <table:table-cell table:style-name="Tabela2.A2" office:value-type="string">
            <text:p text:style-name="P277">Não Implementado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0">X</text:p>
          </table:table-cell>
          <table:table-cell table:style-name="Tabela2.L2" office:value-type="string">
            <text:p text:style-name="P251">X</text:p>
          </table:table-cell>
        </table:table-row>
        <table:table-row>
          <table:table-cell table:style-name="Tabela2.A2" office:value-type="string">
            <text:p text:style-name="P114">Iden<text:span text:style-name="T13">t</text:span>Distribuicao</text:p>
          </table:table-cell>
          <table:table-cell table:style-name="Tabela2.A2" office:value-type="string">
            <text:p text:style-name="P278">Não Implementado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15"/>
          </table:table-cell>
        </table:table-row>
        <table:table-row>
          <table:table-cell table:style-name="Tabela2.A2" office:value-type="string">
            <text:p text:style-name="P114">Modalidade</text:p>
          </table:table-cell>
          <table:table-cell table:style-name="Tabela2.A2" office:value-type="string">
            <text:p text:style-name="P119">Modalidade</text:p>
          </table:table-cell>
          <table:table-cell table:style-name="Tabela2.A2" office:value-type="string">
            <text:p text:style-name="P231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59">X</text:p>
          </table:table-cell>
          <table:table-cell table:style-name="Tabela2.A2" office:value-type="string">
            <text:p text:style-name="P228"/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4">Operacao</text:p>
          </table:table-cell>
          <table:table-cell table:style-name="Tabela2.A2" office:value-type="string">
            <text:p text:style-name="P277">Não Implementado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67">X</text:p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15"/>
          </table:table-cell>
        </table:table-row>
        <table:table-row>
          <table:table-cell table:style-name="Tabela2.A2" office:value-type="string">
            <text:p text:style-name="P114">Resp<text:span text:style-name="T14">on</text:span>Emissao</text:p>
          </table:table-cell>
          <table:table-cell table:style-name="Tabela2.A2" office:value-type="string">
            <text:p text:style-name="P86">RespEmis</text:p>
          </table:table-cell>
          <table:table-cell table:style-name="Tabela2.A2" office:value-type="string">
            <text:p text:style-name="P264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59">X</text:p>
          </table:table-cell>
          <table:table-cell table:style-name="Tabela2.A2" office:value-type="string">
            <text:p text:style-name="P259">X</text:p>
          </table:table-cell>
          <table:table-cell table:style-name="Tabela2.L2" office:value-type="string">
            <text:p text:style-name="P259">X</text:p>
          </table:table-cell>
        </table:table-row>
        <text:soft-page-break/>
        <table:table-row>
          <table:table-cell table:style-name="Tabela2.A2" office:value-type="string">
            <text:p text:style-name="P114">TipoCarteira</text:p>
          </table:table-cell>
          <table:table-cell table:style-name="Tabela2.A2" office:value-type="string">
            <text:p text:style-name="P119">TipoCarteira</text:p>
          </table:table-cell>
          <table:table-cell table:style-name="Tabela2.A2" office:value-type="string">
            <text:p text:style-name="P23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35"/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4">TipoDocumento</text:p>
          </table:table-cell>
          <table:table-cell table:style-name="Tabela2.A2" office:value-type="string">
            <text:p text:style-name="P119">TipoDocumento</text:p>
          </table:table-cell>
          <table:table-cell table:style-name="Tabela2.A2" office:value-type="string">
            <text:p text:style-name="P239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9"/>
          </table:table-cell>
          <table:table-cell table:style-name="Tabela2.A2" office:value-type="string">
            <text:p text:style-name="P234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40"/>
          </table:table-cell>
          <table:table-cell table:style-name="Tabela2.L2" office:value-type="string">
            <text:p text:style-name="P259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0">Componente</text:p>
          </table:table-cell>
          <table:table-cell table:style-name="Tabela4.A1" office:value-type="string">
            <text:p text:style-name="P195">Monitor/ Lib</text:p>
          </table:table-cell>
          <table:table-cell table:style-name="Tabela4.A1" office:value-type="string">
            <text:p text:style-name="P292"/>
            <text:p text:style-name="P292">Alfa</text:p>
          </table:table-cell>
          <table:table-cell table:style-name="Tabela4.A1" office:value-type="string">
            <text:p text:style-name="P292">Money</text:p>
            <text:p text:style-name="P292">Plus</text:p>
          </table:table-cell>
          <table:table-cell table:style-name="Tabela4.A1" office:value-type="string">
            <text:p text:style-name="P187">Banco </text:p>
            <text:p text:style-name="P187">C6</text:p>
          </table:table-cell>
          <table:table-cell table:style-name="Tabela4.A1" office:value-type="string">
            <text:p text:style-name="P187">Banco Rendimento</text:p>
          </table:table-cell>
          <table:table-cell table:style-name="Tabela4.A1" office:value-type="string">
            <text:p text:style-name="P187">Banco </text:p>
            <text:p text:style-name="P187">Inter</text:p>
          </table:table-cell>
          <table:table-cell table:style-name="Tabela4.A1" office:value-type="string">
            <text:p text:style-name="P187">BS2</text:p>
          </table:table-cell>
          <table:table-cell table:style-name="Tabela4.A1" office:value-type="string">
            <text:p text:style-name="P187">PenseBank </text:p>
            <text:p text:style-name="P187">API</text:p>
          </table:table-cell>
          <table:table-cell table:style-name="Tabela4.A1" office:value-type="string">
            <text:p text:style-name="P187">BTG </text:p>
            <text:p text:style-name="P187">Pactual</text:p>
          </table:table-cell>
          <table:table-cell table:style-name="Tabela4.A1" office:value-type="string">
            <text:p text:style-name="P187">Banco </text:p>
            <text:p text:style-name="P187">Original</text:p>
          </table:table-cell>
          <table:table-cell table:style-name="Tabela4.A1" office:value-type="string">
            <text:p text:style-name="P187">Votorantin</text:p>
          </table:table-cell>
          <table:table-cell table:style-name="Tabela4.A1" office:value-type="string">
            <text:p text:style-name="P187">Pefisa</text:p>
          </table:table-cell>
          <table:table-cell table:style-name="Tabela4.A1" office:value-type="string">
            <text:p text:style-name="P187">Fibra</text:p>
          </table:table-cell>
          <table:table-cell table:style-name="Tabela4.O1" office:value-type="string">
            <text:p text:style-name="P187">Industrial</text:p>
            <text:p text:style-name="P187">do Brasil</text:p>
          </table:table-cell>
        </table:table-row>
        <table:table-row>
          <table:table-cell table:style-name="Tabela4.A2" office:value-type="string">
            <text:p text:style-name="P102">Agencia/DV</text:p>
          </table:table-cell>
          <table:table-cell table:style-name="Tabela4.A2" office:value-type="string">
            <text:p text:style-name="P110">Agencia/DigitoAgencia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O2" office:value-type="string">
            <text:p text:style-name="P270">X</text:p>
          </table:table-cell>
        </table:table-row>
        <table:table-row>
          <table:table-cell table:style-name="Tabela4.A2" office:value-type="string">
            <text:p text:style-name="P102">Conta/DV</text:p>
          </table:table-cell>
          <table:table-cell table:style-name="Tabela4.A2" office:value-type="string">
            <text:p text:style-name="P110">Conta/DigitoConta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O2" office:value-type="string">
            <text:p text:style-name="P270">X</text:p>
          </table:table-cell>
        </table:table-row>
        <table:table-row>
          <table:table-cell table:style-name="Tabela4.A2" office:value-type="string">
            <text:p text:style-name="P102">Endereço<text:span text:style-name="T12">¹</text:span></text:p>
          </table:table-cell>
          <table:table-cell table:style-name="Tabela4.A2" office:value-type="string">
            <text:p text:style-name="P95">Logradouro/Numero/Bairro/Cidade/CEP/UF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48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O2" office:value-type="string">
            <text:p text:style-name="P270">X</text:p>
          </table:table-cell>
        </table:table-row>
        <table:table-row>
          <table:table-cell table:style-name="Tabela4.A2" office:value-type="string">
            <text:p text:style-name="P102">CaracTitulo<text:span text:style-name="T12">²</text:span></text:p>
          </table:table-cell>
          <table:table-cell table:style-name="Tabela4.A2" office:value-type="string">
            <text:p text:style-name="P106">CaracTitulo</text:p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52"/>
          </table:table-cell>
          <table:table-cell table:style-name="Tabela4.A2" office:value-type="string">
            <text:p text:style-name="P207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16">Tipo Inscricao</text:p>
          </table:table-cell>
          <table:table-cell table:style-name="Tabela4.A2" office:value-type="string">
            <text:p text:style-name="P88">TipoPessoa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O2" office:value-type="string">
            <text:p text:style-name="P270">X</text:p>
          </table:table-cell>
        </table:table-row>
        <table:table-row>
          <table:table-cell table:style-name="Tabela4.A2" office:value-type="string">
            <text:p text:style-name="P102">CNPJ<text:span text:style-name="T12">(CPF)</text:span></text:p>
          </table:table-cell>
          <table:table-cell table:style-name="Tabela4.A2" office:value-type="string">
            <text:p text:style-name="P94">CNPJCPF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A2" office:value-type="string">
            <text:p text:style-name="P202">X</text:p>
          </table:table-cell>
          <table:table-cell table:style-name="Tabela4.O2" office:value-type="string">
            <text:p text:style-name="P270">X</text:p>
          </table:table-cell>
        </table:table-row>
        <table:table-row>
          <table:table-cell table:style-name="Tabela4.A2" office:value-type="string">
            <text:p text:style-name="P116">Telefone<text:span text:style-name="T12">¹</text:span></text:p>
          </table:table-cell>
          <table:table-cell table:style-name="Tabela4.A2" office:value-type="string">
            <text:p text:style-name="P279">Não Implementado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5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74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70"/>
          </table:table-cell>
        </table:table-row>
        <table:table-row>
          <table:table-cell table:style-name="Tabela4.A2" office:value-type="string">
            <text:p text:style-name="P102">Cod. Cedente</text:p>
          </table:table-cell>
          <table:table-cell table:style-name="Tabela4.A2" office:value-type="string">
            <text:p text:style-name="P95">CodigoCedente</text:p>
          </table:table-cell>
          <table:table-cell table:style-name="Tabela4.A2" office:value-type="string">
            <text:p text:style-name="P265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/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2">Cod. Transmissão</text:p>
          </table:table-cell>
          <table:table-cell table:style-name="Tabela4.A2" office:value-type="string">
            <text:p text:style-name="P106">CodTransmissão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O2" office:value-type="string">
            <text:p text:style-name="P256"/>
          </table:table-cell>
        </table:table-row>
        <table:table-row>
          <table:table-cell table:style-name="Tabela4.A2" office:value-type="string">
            <text:p text:style-name="P116">Convenio</text:p>
          </table:table-cell>
          <table:table-cell table:style-name="Tabela4.A2" office:value-type="string">
            <text:p text:style-name="P120">Convenio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  <table:table-row>
          <table:table-cell table:style-name="Tabela4.A2" office:value-type="string">
            <text:p text:style-name="P116">DV Agencia <text:span text:style-name="T12">Conta</text:span></text:p>
          </table:table-cell>
          <table:table-cell table:style-name="Tabela4.A2" office:value-type="string">
            <text:p text:style-name="P110">DigitoVerificadorAgenciaConta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26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O2" office:value-type="string">
            <text:p text:style-name="P217"/>
          </table:table-cell>
        </table:table-row>
        <table:table-row>
          <table:table-cell table:style-name="Tabela4.A2" office:value-type="string">
            <text:p text:style-name="P116">Fantasia<text:span text:style-name="T13">¹</text:span></text:p>
          </table:table-cell>
          <table:table-cell table:style-name="Tabela4.A2" office:value-type="string">
            <text:p text:style-name="P279">Não Implementado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5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52"/>
          </table:table-cell>
          <table:table-cell table:style-name="Tabela4.A2" office:value-type="string">
            <text:p text:style-name="P25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52"/>
          </table:table-cell>
        </table:table-row>
        <table:table-row>
          <table:table-cell table:style-name="Tabela4.A2" office:value-type="string">
            <text:p text:style-name="P116">Iden<text:span text:style-name="T13">t</text:span>Distribuicao</text:p>
          </table:table-cell>
          <table:table-cell table:style-name="Tabela4.A2" office:value-type="string">
            <text:p text:style-name="P279">Não Implementado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O2" office:value-type="string">
            <text:p text:style-name="P217"/>
          </table:table-cell>
        </table:table-row>
        <table:table-row>
          <table:table-cell table:style-name="Tabela4.A2" office:value-type="string">
            <text:p text:style-name="P116">Modalidade</text:p>
          </table:table-cell>
          <table:table-cell table:style-name="Tabela4.A2" office:value-type="string">
            <text:p text:style-name="P120">Modalidade</text:p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2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16">Operacao</text:p>
          </table:table-cell>
          <table:table-cell table:style-name="Tabela4.A2" office:value-type="string">
            <text:p text:style-name="P279">Não Implementado</text:p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68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4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16">Resp<text:span text:style-name="T14">on</text:span>Emissao</text:p>
          </table:table-cell>
          <table:table-cell table:style-name="Tabela4.A2" office:value-type="string">
            <text:p text:style-name="P89">RespEmis</text:p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60"/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16">TipoCarteira</text:p>
          </table:table-cell>
          <table:table-cell table:style-name="Tabela4.A2" office:value-type="string">
            <text:p text:style-name="P120">TipoCarteira</text:p>
          </table:table-cell>
          <table:table-cell table:style-name="Tabela4.A2" office:value-type="string">
            <text:p text:style-name="P237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O2" office:value-type="string">
            <text:p text:style-name="P260"/>
          </table:table-cell>
        </table:table-row>
        <table:table-row table:style-name="Tabela4.19">
          <table:table-cell table:style-name="Tabela4.A2" office:value-type="string">
            <text:p text:style-name="P116">TipoDocumento</text:p>
          </table:table-cell>
          <table:table-cell table:style-name="Tabela4.A2" office:value-type="string">
            <text:p text:style-name="P120">TipoDocumento</text:p>
          </table:table-cell>
          <table:table-cell table:style-name="Tabela4.A2" office:value-type="string">
            <text:p text:style-name="P243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43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O2" office:value-type="string">
            <text:p text:style-name="P26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1">Componente</text:p>
          </table:table-cell>
          <table:table-cell table:style-name="Tabela8.A1" office:value-type="string">
            <text:p text:style-name="P196">Monitor/ Lib</text:p>
          </table:table-cell>
          <table:table-cell table:style-name="Tabela8.A1" office:value-type="string">
            <text:p text:style-name="P293"/>
            <text:p text:style-name="P294">Bocom BBM</text:p>
          </table:table-cell>
          <table:table-cell table:style-name="Tabela8.A1" office:value-type="string">
            <text:p text:style-name="P293"/>
            <text:p text:style-name="P293">UY3</text:p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A1" office:value-type="string">
            <text:p text:style-name="P188"/>
          </table:table-cell>
          <table:table-cell table:style-name="Tabela8.O1" office:value-type="string">
            <text:p text:style-name="P188"/>
          </table:table-cell>
        </table:table-row>
        <table:table-row>
          <table:table-cell table:style-name="Tabela8.A2" office:value-type="string">
            <text:p text:style-name="P103">Agencia/DV</text:p>
          </table:table-cell>
          <table:table-cell table:style-name="Tabela8.A2" office:value-type="string">
            <text:p text:style-name="P111">Agencia/DigitoAgencia</text:p>
          </table:table-cell>
          <table:table-cell table:style-name="Tabela8.A2" office:value-type="string">
            <text:p text:style-name="P258">X</text:p>
          </table:table-cell>
          <table:table-cell table:style-name="Tabela8.A2" office:value-type="string">
            <text:p text:style-name="P258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03">Conta/DV</text:p>
          </table:table-cell>
          <table:table-cell table:style-name="Tabela8.A2" office:value-type="string">
            <text:p text:style-name="P111">Conta/DigitoConta</text:p>
          </table:table-cell>
          <table:table-cell table:style-name="Tabela8.A2" office:value-type="string">
            <text:p text:style-name="P204">X</text:p>
          </table:table-cell>
          <table:table-cell table:style-name="Tabela8.A2" office:value-type="string">
            <text:p text:style-name="P20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03">Endereço<text:span text:style-name="T12">¹</text:span></text:p>
          </table:table-cell>
          <table:table-cell table:style-name="Tabela8.A2" office:value-type="string">
            <text:p text:style-name="P97">Logradouro/Numero/Bairro/Cidade/CEP/UF</text:p>
          </table:table-cell>
          <table:table-cell table:style-name="Tabela8.A2" office:value-type="string">
            <text:p text:style-name="P204">X</text:p>
          </table:table-cell>
          <table:table-cell table:style-name="Tabela8.A2" office:value-type="string">
            <text:p text:style-name="P20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03">CaracTitulo<text:span text:style-name="T12">²</text:span></text:p>
          </table:table-cell>
          <table:table-cell table:style-name="Tabela8.A2" office:value-type="string">
            <text:p text:style-name="P107">CaracTitulo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8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17">Tipo Inscricao</text:p>
          </table:table-cell>
          <table:table-cell table:style-name="Tabela8.A2" office:value-type="string">
            <text:p text:style-name="P90">TipoPessoa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03">CNPJ<text:span text:style-name="T12">(CPF)</text:span></text:p>
          </table:table-cell>
          <table:table-cell table:style-name="Tabela8.A2" office:value-type="string">
            <text:p text:style-name="P96">CNPJCPF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17">Telefone<text:span text:style-name="T12">¹</text:span></text:p>
          </table:table-cell>
          <table:table-cell table:style-name="Tabela8.A2" office:value-type="string">
            <text:p text:style-name="P280">Não Implementado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71"/>
          </table:table-cell>
        </table:table-row>
        <table:table-row>
          <table:table-cell table:style-name="Tabela8.A2" office:value-type="string">
            <text:p text:style-name="P103">Cod. Cedente</text:p>
          </table:table-cell>
          <table:table-cell table:style-name="Tabela8.A2" office:value-type="string">
            <text:p text:style-name="P97">CodigoCedente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24">X</text:p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3">Cod. Transmissão</text:p>
          </table:table-cell>
          <table:table-cell table:style-name="Tabela8.A2" office:value-type="string">
            <text:p text:style-name="P107">CodTransmissão</text:p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O2" office:value-type="string">
            <text:p text:style-name="P257"/>
          </table:table-cell>
        </table:table-row>
        <table:table-row>
          <table:table-cell table:style-name="Tabela8.A2" office:value-type="string">
            <text:p text:style-name="P117">Convenio</text:p>
          </table:table-cell>
          <table:table-cell table:style-name="Tabela8.A2" office:value-type="string">
            <text:p text:style-name="P121">Convenio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  <table:table-row>
          <table:table-cell table:style-name="Tabela8.A2" office:value-type="string">
            <text:p text:style-name="P117">DV Agencia <text:span text:style-name="T12">Conta</text:span></text:p>
          </table:table-cell>
          <table:table-cell table:style-name="Tabela8.A2" office:value-type="string">
            <text:p text:style-name="P111">DigitoVerificadorAgenciaConta</text:p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27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O2" office:value-type="string">
            <text:p text:style-name="P218"/>
          </table:table-cell>
        </table:table-row>
        <table:table-row>
          <table:table-cell table:style-name="Tabela8.A2" office:value-type="string">
            <text:p text:style-name="P117">Fantasia<text:span text:style-name="T13">¹</text:span></text:p>
          </table:table-cell>
          <table:table-cell table:style-name="Tabela8.A2" office:value-type="string">
            <text:p text:style-name="P280">Não Implementado</text:p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53"/>
          </table:table-cell>
        </table:table-row>
        <table:table-row>
          <table:table-cell table:style-name="Tabela8.A2" office:value-type="string">
            <text:p text:style-name="P117">Iden<text:span text:style-name="T13">t</text:span>Distribuicao</text:p>
          </table:table-cell>
          <table:table-cell table:style-name="Tabela8.A2" office:value-type="string">
            <text:p text:style-name="P280">Não Implementado</text:p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O2" office:value-type="string">
            <text:p text:style-name="P218"/>
          </table:table-cell>
        </table:table-row>
        <table:table-row>
          <table:table-cell table:style-name="Tabela8.A2" office:value-type="string">
            <text:p text:style-name="P117">Modalidade</text:p>
          </table:table-cell>
          <table:table-cell table:style-name="Tabela8.A2" office:value-type="string">
            <text:p text:style-name="P121">Modalidade</text:p>
          </table:table-cell>
          <table:table-cell table:style-name="Tabela8.A2" office:value-type="string">
            <text:p text:style-name="P233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33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17">Operacao</text:p>
          </table:table-cell>
          <table:table-cell table:style-name="Tabela8.A2" office:value-type="string">
            <text:p text:style-name="P280">Não Implementado</text:p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69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5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17">Resp<text:span text:style-name="T14">on</text:span>Emissao</text:p>
          </table:table-cell>
          <table:table-cell table:style-name="Tabela8.A2" office:value-type="string">
            <text:p text:style-name="P91">RespEmis</text:p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61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17">TipoCarteira</text:p>
          </table:table-cell>
          <table:table-cell table:style-name="Tabela8.A2" office:value-type="string">
            <text:p text:style-name="P121">TipoCarteira</text:p>
          </table:table-cell>
          <table:table-cell table:style-name="Tabela8.A2" office:value-type="string">
            <text:p text:style-name="P238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O2" office:value-type="string">
            <text:p text:style-name="P261"/>
          </table:table-cell>
        </table:table-row>
        <table:table-row table:style-name="Tabela8.19">
          <table:table-cell table:style-name="Tabela8.A2" office:value-type="string">
            <text:p text:style-name="P117">TipoDocumento</text:p>
          </table:table-cell>
          <table:table-cell table:style-name="Tabela8.A2" office:value-type="string">
            <text:p text:style-name="P121">TipoDocumento</text:p>
          </table:table-cell>
          <table:table-cell table:style-name="Tabela8.A2" office:value-type="string">
            <text:p text:style-name="P244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44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O2" office:value-type="string">
            <text:p text:style-name="P261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76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9">Componente</text:p>
          </table:table-cell>
          <table:table-cell table:style-name="Tabela5.A2" office:value-type="string">
            <text:p text:style-name="P193">Monitor/ Lib</text:p>
          </table:table-cell>
          <table:table-cell table:style-name="Tabela5.A2" office:value-type="string">
            <text:p text:style-name="P184">Banco do Brasil Sicoob</text:p>
          </table:table-cell>
          <table:table-cell table:style-name="Tabela5.A2" office:value-type="string">
            <text:p text:style-name="P178">S<text:span text:style-name="T19">afra Bradesco</text:span></text:p>
          </table:table-cell>
          <table:table-cell table:style-name="Tabela5.A2" office:value-type="string">
            <text:p text:style-name="P184">Pine Bradesco</text:p>
          </table:table-cell>
          <table:table-cell table:style-name="Tabela5.A2" office:value-type="string">
            <text:p text:style-name="P84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86">Banco Sofisa Itau</text:p>
            <text:p text:style-name="P185"/>
          </table:table-cell>
          <table:table-cell table:style-name="Tabela5.A2" office:value-type="string">
            <text:p text:style-name="P82">Banco Athena Bradesco</text:p>
            <text:p text:style-name="P83"/>
          </table:table-cell>
          <table:table-cell table:style-name="Tabela5.I2" office:value-type="string">
            <text:p text:style-name="P82">Banco <text:span text:style-name="T78">Pensebank</text:span></text:p>
            <text:p text:style-name="P83"/>
          </table:table-cell>
        </table:table-row>
        <table:table-row>
          <table:table-cell table:style-name="Tabela5.A2" office:value-type="string">
            <text:p text:style-name="P101">Agencia/DV</text:p>
          </table:table-cell>
          <table:table-cell table:style-name="Tabela5.A2" office:value-type="string">
            <text:p text:style-name="P109">Agencia/DigitoAgencia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0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45">X</text:p>
          </table:table-cell>
          <table:table-cell table:style-name="Tabela5.A2" office:value-type="string">
            <text:p text:style-name="P258">X</text:p>
          </table:table-cell>
          <table:table-cell table:style-name="Tabela5.I2" office:value-type="string">
            <text:p text:style-name="P245">X</text:p>
          </table:table-cell>
        </table:table-row>
        <table:table-row>
          <table:table-cell table:style-name="Tabela5.A2" office:value-type="string">
            <text:p text:style-name="P101">Conta/DV</text:p>
          </table:table-cell>
          <table:table-cell table:style-name="Tabela5.A2" office:value-type="string">
            <text:p text:style-name="P109">Conta/DigitoConta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45">X</text:p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245">X</text:p>
          </table:table-cell>
        </table:table-row>
        <table:table-row>
          <table:table-cell table:style-name="Tabela5.A2" office:value-type="string">
            <text:p text:style-name="P101">Endereço<text:span text:style-name="T12">¹</text:span></text:p>
          </table:table-cell>
          <table:table-cell table:style-name="Tabela5.A2" office:value-type="string">
            <text:p text:style-name="P93">Logradouro/Numero/Bairro/Cidade/CEP/UF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45">X</text:p>
          </table:table-cell>
          <table:table-cell table:style-name="Tabela5.A2" office:value-type="string">
            <text:p text:style-name="P204">X</text:p>
          </table:table-cell>
          <table:table-cell table:style-name="Tabela5.I2" office:value-type="string">
            <text:p text:style-name="P245">X</text:p>
          </table:table-cell>
        </table:table-row>
        <table:table-row>
          <table:table-cell table:style-name="Tabela5.A2" office:value-type="string">
            <text:p text:style-name="P101">CaracTitulo<text:span text:style-name="T12">²</text:span></text:p>
          </table:table-cell>
          <table:table-cell table:style-name="Tabela5.A2" office:value-type="string">
            <text:p text:style-name="P104">CaracTitulo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213"/>
          </table:table-cell>
          <table:table-cell table:style-name="Tabela5.A2" office:value-type="string">
            <text:p text:style-name="P224">X</text:p>
          </table:table-cell>
          <table:table-cell table:style-name="Tabela5.I2" office:value-type="string">
            <text:p text:style-name="P209">X</text:p>
          </table:table-cell>
        </table:table-row>
        <table:table-row>
          <table:table-cell table:style-name="Tabela5.A2" office:value-type="string">
            <text:p text:style-name="P115">Tipo Inscricao</text:p>
          </table:table-cell>
          <table:table-cell table:style-name="Tabela5.A2" office:value-type="string">
            <text:p text:style-name="P85">TipoPessoa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09">X</text:p>
          </table:table-cell>
          <table:table-cell table:style-name="Tabela5.A2" office:value-type="string">
            <text:p text:style-name="P224">X</text:p>
          </table:table-cell>
          <table:table-cell table:style-name="Tabela5.I2" office:value-type="string">
            <text:p text:style-name="P209">X</text:p>
          </table:table-cell>
        </table:table-row>
        <table:table-row>
          <table:table-cell table:style-name="Tabela5.A2" office:value-type="string">
            <text:p text:style-name="P101">CNPJ<text:span text:style-name="T12">(CPF)</text:span></text:p>
          </table:table-cell>
          <table:table-cell table:style-name="Tabela5.A2" office:value-type="string">
            <text:p text:style-name="P92">CNPJCPF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09">X</text:p>
          </table:table-cell>
          <table:table-cell table:style-name="Tabela5.A2" office:value-type="string">
            <text:p text:style-name="P224">X</text:p>
          </table:table-cell>
          <table:table-cell table:style-name="Tabela5.I2" office:value-type="string">
            <text:p text:style-name="P209">X</text:p>
          </table:table-cell>
        </table:table-row>
        <table:table-row>
          <table:table-cell table:style-name="Tabela5.A2" office:value-type="string">
            <text:p text:style-name="P115">Telefone<text:span text:style-name="T12">¹</text:span></text:p>
          </table:table-cell>
          <table:table-cell table:style-name="Tabela5.A2" office:value-type="string">
            <text:p text:style-name="P122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209">X</text:p>
          </table:table-cell>
          <table:table-cell table:style-name="Tabela5.A2" office:value-type="string">
            <text:p text:style-name="P224">X</text:p>
          </table:table-cell>
          <table:table-cell table:style-name="Tabela5.I2" office:value-type="string">
            <text:p text:style-name="P209">X</text:p>
          </table:table-cell>
        </table:table-row>
        <table:table-row>
          <table:table-cell table:style-name="Tabela5.A2" office:value-type="string">
            <text:p text:style-name="P101">Cod. Cedente</text:p>
          </table:table-cell>
          <table:table-cell table:style-name="Tabela5.A2" office:value-type="string">
            <text:p text:style-name="P93">CodigoCedente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213"/>
          </table:table-cell>
          <table:table-cell table:style-name="Tabela5.A2" office:value-type="string">
            <text:p text:style-name="P224">X</text:p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01">Cod. Transmissão</text:p>
          </table:table-cell>
          <table:table-cell table:style-name="Tabela5.A2" office:value-type="string">
            <text:p text:style-name="P105">CodTransmissã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274">X</text:p>
          </table:table-cell>
          <table:table-cell table:style-name="Tabela5.A2" office:value-type="string">
            <text:p text:style-name="P138"/>
          </table:table-cell>
          <table:table-cell table:style-name="Tabela5.I2" office:value-type="string">
            <text:p text:style-name="P213"/>
          </table:table-cell>
        </table:table-row>
        <table:table-row table:style-name="Tabela5.12">
          <table:table-cell table:style-name="Tabela5.A2" office:value-type="string">
            <text:p text:style-name="P115">Convenio</text:p>
          </table:table-cell>
          <table:table-cell table:style-name="Tabela5.A2" office:value-type="string">
            <text:p text:style-name="P118">Convenio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I2" office:value-type="string">
            <text:p text:style-name="P262">X</text:p>
          </table:table-cell>
        </table:table-row>
        <table:table-row>
          <table:table-cell table:style-name="Tabela5.A2" office:value-type="string">
            <text:p text:style-name="P115">DV Agencia <text:span text:style-name="T12">Conta</text:span></text:p>
          </table:table-cell>
          <table:table-cell table:style-name="Tabela5.A2" office:value-type="string">
            <text:p text:style-name="P109">DigitoVerificadorAgenciaConta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15">Fantasia<text:span text:style-name="T13">¹</text:span></text:p>
          </table:table-cell>
          <table:table-cell table:style-name="Tabela5.A2" office:value-type="string">
            <text:p text:style-name="P277">Não Implementado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29">X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15">Iden<text:span text:style-name="T13">t</text:span>Distribuicao</text:p>
          </table:table-cell>
          <table:table-cell table:style-name="Tabela5.A2" office:value-type="string">
            <text:p text:style-name="P278">Não Implementad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15">Modalidade</text:p>
          </table:table-cell>
          <table:table-cell table:style-name="Tabela5.A2" office:value-type="string">
            <text:p text:style-name="P119">Modalidade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29">X</text:p>
          </table:table-cell>
        </table:table-row>
        <table:table-row>
          <table:table-cell table:style-name="Tabela5.A2" office:value-type="string">
            <text:p text:style-name="P115">Operacao</text:p>
          </table:table-cell>
          <table:table-cell table:style-name="Tabela5.A2" office:value-type="string">
            <text:p text:style-name="P277">Não Implementad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15">Resp<text:span text:style-name="T14">on</text:span>Emissao</text:p>
          </table:table-cell>
          <table:table-cell table:style-name="Tabela5.A2" office:value-type="string">
            <text:p text:style-name="P86">RespEmis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42">X</text:p>
          </table:table-cell>
        </table:table-row>
        <table:table-row>
          <table:table-cell table:style-name="Tabela5.A2" office:value-type="string">
            <text:p text:style-name="P115">TipoCarteira</text:p>
          </table:table-cell>
          <table:table-cell table:style-name="Tabela5.A2" office:value-type="string">
            <text:p text:style-name="P119">TipoCarteira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3"/>
          </table:table-cell>
        </table:table-row>
        <table:table-row>
          <table:table-cell table:style-name="Tabela5.A2" office:value-type="string">
            <text:p text:style-name="P115">TipoDocumento</text:p>
          </table:table-cell>
          <table:table-cell table:style-name="Tabela5.A2" office:value-type="string">
            <text:p text:style-name="P119">TipoDocumento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42">X</text:p>
          </table:table-cell>
        </table:table-row>
      </table:table>
      <text:p text:style-name="P18"/>
      <text:p text:style-name="P17"/>
      <text:p text:style-name="P17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97">Componente</text:p>
          </table:table-cell>
          <table:table-cell table:style-name="Tabela6.A1" office:value-type="string">
            <text:p text:style-name="P194">Monitor/ Lib</text:p>
          </table:table-cell>
          <table:table-cell table:style-name="Tabela6.A1" office:value-type="string">
            <text:p text:style-name="P165">Bradesco</text:p>
          </table:table-cell>
          <table:table-cell table:style-name="Tabela6.A1" office:value-type="string">
            <text:p text:style-name="P165">B<text:span text:style-name="T11">anco do </text:span>B<text:span text:style-name="T11">rasil</text:span></text:p>
          </table:table-cell>
          <table:table-cell table:style-name="Tabela6.A1" office:value-type="string">
            <text:p text:style-name="P165">Banco da Amazonia</text:p>
          </table:table-cell>
          <table:table-cell table:style-name="Tabela6.A1" office:value-type="string">
            <text:p text:style-name="P165">Banestes</text:p>
          </table:table-cell>
          <table:table-cell table:style-name="Tabela6.A1" office:value-type="string">
            <text:p text:style-name="P165">Itau</text:p>
          </table:table-cell>
          <table:table-cell table:style-name="Tabela6.A1" office:value-type="string">
            <text:p text:style-name="P165">Sicredi</text:p>
          </table:table-cell>
          <table:table-cell table:style-name="Tabela6.A1" office:value-type="string">
            <text:p text:style-name="P165">Mercantil</text:p>
          </table:table-cell>
          <table:table-cell table:style-name="Tabela6.A1" office:value-type="string">
            <text:p text:style-name="P165">C<text:span text:style-name="T16">aixa</text:span></text:p>
          </table:table-cell>
          <table:table-cell table:style-name="Tabela6.A1" office:value-type="string">
            <text:p text:style-name="P165">C<text:span text:style-name="T16">aixa (Sicob)</text:span></text:p>
          </table:table-cell>
          <table:table-cell table:style-name="Tabela6.A1" office:value-type="string">
            <text:p text:style-name="P165">H<text:span text:style-name="T17">SBC</text:span></text:p>
          </table:table-cell>
          <table:table-cell table:style-name="Tabela6.A1" office:value-type="string">
            <text:p text:style-name="P165">Ban<text:span text:style-name="T17">co <text:s/>Nordeste</text:span></text:p>
          </table:table-cell>
          <table:table-cell table:style-name="Tabela6.A1" office:value-type="string">
            <text:p text:style-name="P167">BRB</text:p>
          </table:table-cell>
          <table:table-cell table:style-name="Tabela6.A1" office:value-type="string">
            <text:p text:style-name="P165">B<text:span text:style-name="T17">IC</text:span></text:p>
          </table:table-cell>
          <table:table-cell table:style-name="Tabela6.A1" office:value-type="string">
            <text:p text:style-name="P165">S<text:span text:style-name="T17">afra</text:span></text:p>
          </table:table-cell>
          <table:table-cell table:style-name="Tabela6.A1" office:value-type="string">
            <text:p text:style-name="P168">Daycoval</text:p>
          </table:table-cell>
          <table:table-cell table:style-name="Tabela6.A1" office:value-type="string">
            <text:p text:style-name="P169">Pine</text:p>
          </table:table-cell>
          <table:table-cell table:style-name="Tabela6.S1" office:value-type="string">
            <text:p text:style-name="P170">Cecred</text:p>
          </table:table-cell>
        </table:table-row>
        <table:table-row>
          <table:table-cell table:style-name="Tabela6.A2" office:value-type="string">
            <text:p text:style-name="P123">Casas</text:p>
            <text:p text:style-name="P123">Decimais</text:p>
            <text:p text:style-name="P123">MoraJuros</text:p>
          </table:table-cell>
          <table:table-cell table:style-name="Tabela6.A2" office:value-type="string">
            <text:p text:style-name="P281">Não Implementado</text:p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7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23">Layout</text:p>
            <text:p text:style-name="P123">Versao</text:p>
            <text:p text:style-name="P123">Arquivo*</text:p>
          </table:table-cell>
          <table:table-cell table:style-name="Tabela6.A2" office:value-type="string">
            <text:p text:style-name="P126">Versao</text:p>
            <text:p text:style-name="P126">Arquivo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S2" office:value-type="string">
            <text:p text:style-name="P160"/>
          </table:table-cell>
        </table:table-row>
        <table:table-row>
          <table:table-cell table:style-name="Tabela6.A2" office:value-type="string">
            <text:p text:style-name="P123">Layout</text:p>
            <text:p text:style-name="P123">VersaoLote*</text:p>
          </table:table-cell>
          <table:table-cell table:style-name="Tabela6.A2" office:value-type="string">
            <text:p text:style-name="P126">VersaoLote</text:p>
          </table:table-cell>
          <table:table-cell table:style-name="Tabela6.A2" office:value-type="string">
            <text:p text:style-name="P151">X</text:p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9">X</text:p>
          </table:table-cell>
          <table:table-cell table:style-name="Tabela6.A2" office:value-type="string">
            <text:p text:style-name="P159">X</text:p>
          </table:table-cell>
          <table:table-cell table:style-name="Tabela6.S2" office:value-type="string">
            <text:p text:style-name="P160"/>
          </table:table-cell>
        </table:table-row>
        <table:table-row>
          <table:table-cell table:style-name="Tabela6.A2" office:value-type="string">
            <text:p text:style-name="P124">Local</text:p>
            <text:p text:style-name="P124">Pagamento<text:span text:style-name="T15">³</text:span></text:p>
          </table:table-cell>
          <table:table-cell table:style-name="Tabela6.A2" office:value-type="string">
            <text:p text:style-name="P127">Local</text:p>
            <text:p text:style-name="P127">Pagamento</text:p>
          </table:table-cell>
          <table:table-cell table:style-name="Tabela6.A2" office:value-type="string">
            <text:p text:style-name="P156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47"/>
          </table:table-cell>
          <table:table-cell table:style-name="Tabela6.A2" office:value-type="string">
            <text:p text:style-name="P152">X</text:p>
          </table:table-cell>
          <table:table-cell table:style-name="Tabela6.A2" office:value-type="string">
            <text:p text:style-name="P157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A2" office:value-type="string">
            <text:p text:style-name="P148"/>
          </table:table-cell>
          <table:table-cell table:style-name="Tabela6.S2" office:value-type="string">
            <text:p text:style-name="P153">X</text:p>
          </table:table-cell>
        </table:table-row>
      </table:table>
      <text:p text:style-name="P10"/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8">Componente</text:p>
          </table:table-cell>
          <table:table-cell table:style-name="Tabela7.A1" office:value-type="string">
            <text:p text:style-name="P192">Monitor/ Lib</text:p>
          </table:table-cell>
          <table:table-cell table:style-name="Tabela7.A1" office:value-type="string">
            <text:p text:style-name="P170">Uniprime XX</text:p>
          </table:table-cell>
          <table:table-cell table:style-name="Tabela7.A1" office:value-type="string">
            <text:p text:style-name="P171">Unicred XX</text:p>
          </table:table-cell>
          <table:table-cell table:style-name="Tabela7.A1" office:value-type="string">
            <text:p text:style-name="P163">B<text:span text:style-name="T18">anese</text:span></text:p>
          </table:table-cell>
          <table:table-cell table:style-name="Tabela7.A1" office:value-type="string">
            <text:p text:style-name="P166">C<text:span text:style-name="T18">redsis</text:span></text:p>
          </table:table-cell>
          <table:table-cell table:style-name="Tabela7.A1" office:value-type="string">
            <text:p text:style-name="P163">C<text:span text:style-name="T18">resol</text:span></text:p>
          </table:table-cell>
          <table:table-cell table:style-name="Tabela7.A1" office:value-type="string">
            <text:p text:style-name="P172">CitiBank</text:p>
          </table:table-cell>
          <table:table-cell table:style-name="Tabela7.A1" office:value-type="string">
            <text:p text:style-name="P173">ABC Brasil</text:p>
          </table:table-cell>
          <table:table-cell table:style-name="Tabela7.A1" office:value-type="string">
            <text:p text:style-name="P174">Bancoob</text:p>
          </table:table-cell>
          <table:table-cell table:style-name="Tabela7.A1" office:value-type="string">
            <text:p text:style-name="P174">Banrisul</text:p>
          </table:table-cell>
          <table:table-cell table:style-name="Tabela7.L1" office:value-type="string">
            <text:p text:style-name="P164">S<text:span text:style-name="T32">antander</text:span></text:p>
          </table:table-cell>
        </table:table-row>
        <table:table-row>
          <table:table-cell table:style-name="Tabela7.A2" office:value-type="string">
            <text:p text:style-name="P123">Casas</text:p>
            <text:p text:style-name="P123">Decimais</text:p>
            <text:p text:style-name="P123">MoraJuros</text:p>
          </table:table-cell>
          <table:table-cell table:style-name="Tabela7.A2" office:value-type="string">
            <text:p text:style-name="P281">Não Implementado</text:p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L2" office:value-type="string">
            <text:p text:style-name="P154">X</text:p>
          </table:table-cell>
        </table:table-row>
        <table:table-row>
          <table:table-cell table:style-name="Tabela7.A2" office:value-type="string">
            <text:p text:style-name="P123">Layout</text:p>
            <text:p text:style-name="P123">Versao</text:p>
            <text:p text:style-name="P123">Arquivo*</text:p>
          </table:table-cell>
          <table:table-cell table:style-name="Tabela7.A2" office:value-type="string">
            <text:p text:style-name="P126">Versao</text:p>
            <text:p text:style-name="P126">Arquivo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62"/>
          </table:table-cell>
          <table:table-cell table:style-name="Tabela7.A2" office:value-type="string">
            <text:p text:style-name="P154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L2" office:value-type="string">
            <text:p text:style-name="P154">X</text:p>
          </table:table-cell>
        </table:table-row>
        <table:table-row>
          <table:table-cell table:style-name="Tabela7.A2" office:value-type="string">
            <text:p text:style-name="P123">Layout</text:p>
            <text:p text:style-name="P123">VersaoLote*</text:p>
          </table:table-cell>
          <table:table-cell table:style-name="Tabela7.A2" office:value-type="string">
            <text:p text:style-name="P126">VersaoLote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62">X</text:p>
          </table:table-cell>
          <table:table-cell table:style-name="Tabela7.A2" office:value-type="string">
            <text:p text:style-name="P154">X</text:p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50"/>
          </table:table-cell>
          <table:table-cell table:style-name="Tabela7.L2" office:value-type="string">
            <text:p text:style-name="P154">X</text:p>
          </table:table-cell>
        </table:table-row>
        <table:table-row>
          <table:table-cell table:style-name="Tabela7.A2" office:value-type="string">
            <text:p text:style-name="P123">Local</text:p>
            <text:p text:style-name="P123">Pagamento<text:span text:style-name="T15">³</text:span></text:p>
          </table:table-cell>
          <table:table-cell table:style-name="Tabela7.A2" office:value-type="string">
            <text:p text:style-name="P127">Local</text:p>
            <text:p text:style-name="P127">Pagamento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53">X</text:p>
          </table:table-cell>
          <table:table-cell table:style-name="Tabela7.A2" office:value-type="string">
            <text:p text:style-name="P161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L2" office:value-type="string">
            <text:p text:style-name="P155">X</text:p>
          </table:table-cell>
        </table:table-row>
      </table:table>
      <text:p text:style-name="P20"/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66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9">Componente</text:p>
          </table:table-cell>
          <table:table-cell table:style-name="Tabela3.A2" office:value-type="string">
            <text:p text:style-name="P193">Monitor/ Lib</text:p>
          </table:table-cell>
          <table:table-cell table:style-name="Tabela3.A2" office:value-type="string">
            <text:p text:style-name="P183">Banco do Brasil Sicoob</text:p>
          </table:table-cell>
          <table:table-cell table:style-name="Tabela3.A2" office:value-type="string">
            <text:p text:style-name="P177">S<text:span text:style-name="T19">afra Bradesco</text:span></text:p>
          </table:table-cell>
          <table:table-cell table:style-name="Tabela3.A2" office:value-type="string">
            <text:p text:style-name="P183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3">CasasDecimaisMoraJuros</text:p>
          </table:table-cell>
          <table:table-cell table:style-name="Tabela3.A2" office:value-type="string">
            <text:p text:style-name="P128">Não Implementado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32"/>
          </table:table-cell>
          <table:table-cell table:style-name="Tabela3.F2" office:value-type="string">
            <text:p text:style-name="P132"/>
          </table:table-cell>
        </table:table-row>
        <table:table-row>
          <table:table-cell table:style-name="Tabela3.A2" office:value-type="string">
            <text:p text:style-name="P123">LayoutVersaoArquivo*</text:p>
          </table:table-cell>
          <table:table-cell table:style-name="Tabela3.A2" office:value-type="string">
            <text:p text:style-name="P126">VersaoArquivo</text:p>
          </table:table-cell>
          <table:table-cell table:style-name="Tabela3.A2" office:value-type="string">
            <text:p text:style-name="P143"/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32"/>
          </table:table-cell>
          <table:table-cell table:style-name="Tabela3.F2" office:value-type="string">
            <text:p text:style-name="P135"/>
          </table:table-cell>
        </table:table-row>
        <table:table-row>
          <table:table-cell table:style-name="Tabela3.A2" office:value-type="string">
            <text:p text:style-name="P123">LayoutVersaoLote*</text:p>
          </table:table-cell>
          <table:table-cell table:style-name="Tabela3.A2" office:value-type="string">
            <text:p text:style-name="P126">VersaoLote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32"/>
          </table:table-cell>
          <table:table-cell table:style-name="Tabela3.F2" office:value-type="string">
            <text:p text:style-name="P135"/>
          </table:table-cell>
        </table:table-row>
        <table:table-row>
          <table:table-cell table:style-name="Tabela3.A2" office:value-type="string">
            <text:p text:style-name="P123">LocalPagamento<text:span text:style-name="T15">³</text:span></text:p>
          </table:table-cell>
          <table:table-cell table:style-name="Tabela3.A2" office:value-type="string">
            <text:p text:style-name="P127">LocalPagamento</text:p>
          </table:table-cell>
          <table:table-cell table:style-name="Tabela3.A2" office:value-type="string">
            <text:p text:style-name="P144">X</text:p>
          </table:table-cell>
          <table:table-cell table:style-name="Tabela3.A2" office:value-type="string">
            <text:p text:style-name="P144">X</text:p>
          </table:table-cell>
          <table:table-cell table:style-name="Tabela3.A2" office:value-type="string">
            <text:p text:style-name="P144">X</text:p>
          </table:table-cell>
          <table:table-cell table:style-name="Tabela3.F2" office:value-type="string">
            <text:p text:style-name="P144">X</text:p>
          </table:table-cell>
        </table:table-row>
        <table:table-row>
          <table:table-cell table:style-name="Tabela3.A2" office:value-type="string">
            <text:p text:style-name="P125">NumeroCorrespondente<text:span text:style-name="T30">³</text:span></text:p>
          </table:table-cell>
          <table:table-cell table:style-name="Tabela3.A2" office:value-type="string">
            <text:p text:style-name="P126">NumeroCorrespondente</text:p>
          </table:table-cell>
          <table:table-cell table:style-name="Tabela3.A2" office:value-type="string">
            <text:p text:style-name="P137">X</text:p>
          </table:table-cell>
          <table:table-cell table:style-name="Tabela3.A2" office:value-type="string">
            <text:p text:style-name="P137">X</text:p>
          </table:table-cell>
          <table:table-cell table:style-name="Tabela3.A2" office:value-type="string">
            <text:p text:style-name="P137">X</text:p>
          </table:table-cell>
          <table:table-cell table:style-name="Tabela3.F2" office:value-type="string">
            <text:p text:style-name="P137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2">3. Outras Informações Importantes</text:p>
      <text:p text:style-name="P23"/>
      <text:p text:style-name="P23">Obs.: <text:span text:style-name="T60">Para Integração Bancária por WebService ou API, consulte o tópico abaixo para saber os bancos com essa disponibilidade e os campos específicos para integração WEB.</text:span></text:p>
      <text:p text:style-name="P24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2"/>
      <text:p text:style-name="P8"/>
      <text:p text:style-name="P25"/>
      <text:p text:style-name="P25"><text:span text:style-name="T46">3.1 </text:span>Banco do Brasil</text:p>
      <text:p text:style-name="P39"/>
      <text:p text:style-name="P45">ACBrBoleto.Banco.LayoutVersaoArquivo: Informar a versão do layout sendo utilizado, assume valor default caso nada seja informado.</text:p>
      <text:p text:style-name="P39"/>
      <text:p text:style-name="P39">ACBrBoleto.Cedente.Convenio: deve-se informar o convênio sem 0 a esquerda, pois junto com a carteira determina a quantidade de digitos livres para uso no nosso número.</text:p>
      <text:p text:style-name="P39"/>
      <text:p text:style-name="P39">Modalidade: Informar o valor chamado de variação pelo banco.</text:p>
      <text:p text:style-name="P39"/>
      <text:p text:style-name="P79">DataLimitePagto: esse campo é utilizado para cálculo dos dias para recebimento após vencimento.</text:p>
      <text:p text:style-name="P79"/>
      <text:p text:style-name="P39"/>
      <text:p text:style-name="P26"/>
      <text:p text:style-name="P26"><text:span text:style-name="T46">3.2 </text:span>Banestes</text:p>
      <text:p text:style-name="P48"><text:soft-page-break/></text:p>
      <text:p text:style-name="P48">Modalidade: Tipo de cobrança informado pelo banco, com valores possíveis conforme manual do banco (2, 3, 4, 5, 6 e 7), usado para montar o campo AsBace.</text:p>
      <text:p text:style-name="P39"/>
      <text:p text:style-name="P27"/>
      <text:p text:style-name="P27"/>
      <text:p text:style-name="P27"><text:span text:style-name="T46">3.3 </text:span>Sicredi</text:p>
      <text:p text:style-name="P49"/>
      <text:p text:style-name="P49">ACBrTitulo.ACBrBoleto.Cedente.AgenciaDigito: Valor informado pelo banco como Posto Beneficiário, com 2 digitos.</text:p>
      <text:p text:style-name="P49"/>
      <text:p text:style-name="P40">Modalidade: Tipo de cobrança, 1- Com Registro ou diferente de 1 -Sem registro (atualmente em vigor somente cobrança com registro).</text:p>
      <text:p text:style-name="P49"/>
      <text:p text:style-name="P49">Titulo[x].CodigoGeração: Valor definido pelo banco como sendo o Byte de geração.</text:p>
      <text:p text:style-name="P49"/>
      <text:p text:style-name="P50">Titulo[x].CodigoMora: A- Valor ou B-Percentual.</text:p>
      <text:p text:style-name="P71"/>
      <text:p text:style-name="P51">Titulo[x].Informativo: Stringlist para envio de texto a ser impresso no boleto quando o mesmo é feito pelo banco.</text:p>
      <text:p text:style-name="P51"/>
      <text:p text:style-name="P49"/>
      <text:p text:style-name="P28"/>
      <text:p text:style-name="P28"><text:span text:style-name="T46">3.4 </text:span>Caixa Econômica Sicob</text:p>
      <text:p text:style-name="P59"/>
      <text:p text:style-name="P52">Titulo[x].Carteira: Informar RG para cobrança registrada e SR para cobrança sem registro (em vigor somente a registrada)</text:p>
      <text:p text:style-name="P72"/>
      <text:p text:style-name="P72"><text:span text:style-name="T1">Titulo[x]</text:span>.CarteiraEnvio: <text:span text:style-name="T2">Informar TceCedente para emissão do boleto pelo beneficiário e TceBanco para emissão pelo banco.</text:span></text:p>
      <text:p text:style-name="P72"/>
      <text:p text:style-name="P72"/>
      <text:p text:style-name="P29"/>
      <text:p text:style-name="P29"><text:span text:style-name="T46">3.5 </text:span>Caixa Econômica (SIGCB)</text:p>
      <text:p text:style-name="P41"/>
      <text:p text:style-name="P41">ACBrBoleto.Cedente.Convenio: deve-se informar o convênio incluíndo o Código de Operação.</text:p>
      <text:p text:style-name="P73"/>
      <text:p text:style-name="P7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4"/>
      <text:p text:style-name="P74"/>
      <text:p text:style-name="P30"/>
      <text:p text:style-name="P30"/>
      <text:p text:style-name="P30"><text:span text:style-name="T46">3.6 </text:span>HSBC</text:p>
      <text:p text:style-name="P60"/>
      <text:p text:style-name="P53">Titulo[x].Carteira: Informar CSB / 1 – Carteira Registrada ou CNR / 2 – Carteira Sem Registro. (Atualmente somente Carteira Registrada em vigor)</text:p>
      <text:p text:style-name="P75"/>
      <text:p text:style-name="P61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1"/>
      <text:p text:style-name="P61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1"/>
      <text:p text:style-name="P62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2"/>
      <text:p text:style-name="P63">Quando a multa for cobrada logo após o vencimento, a propriedade <text:span text:style-name="T1">Titulo[x].</text:span>Instrucao1 deverá receber o valor 24.</text:p>
      <text:p text:style-name="P38"/>
      <text:p text:style-name="P38"/>
      <text:p text:style-name="P38"/>
      <text:p text:style-name="P54"><text:span text:style-name="T50">3.7 </text:span><text:span text:style-name="T51">Ban</text:span><text:span text:style-name="T52">co do Nordeste</text:span></text:p>
      <text:p text:style-name="P64"/>
      <text:p text:style-name="P55">Titulo[x].Carteira: Informar 01- Cobrança Simples Escritural, 02- Cobrança Vinculada, 04-Cobrança Simples, 05- Cobrança Vinculada ou I-Cobrança Simplificada.</text:p>
      <text:p text:style-name="P75"/>
      <text:p text:style-name="P76">Cedente.CaracTitulo: <text:span text:style-name="T6">Informar tcSimples para Cobrança Simples ou tcVinculada para cobrança vinculada.</text:span></text:p>
      <text:p text:style-name="P76"/>
      <text:p text:style-name="P76">Cedente.ResponEmissao: <text:span text:style-name="T6">Informar tbBancoEmite para emissão pelo banco ou tbCliEmite para emissão pelo beneficiário.</text:span></text:p>
      <text:p text:style-name="P76"/>
      <text:p text:style-name="P31"/>
      <text:p text:style-name="P31"/>
      <text:p text:style-name="P31"><text:span text:style-name="T46">3.8 </text:span>Banco BRB</text:p>
      <text:p text:style-name="P65"/>
      <text:p text:style-name="P7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7"/>
      <text:p text:style-name="P32"/>
      <text:p text:style-name="P32"/>
      <text:p text:style-name="P32"><text:span text:style-name="T46">3.9 </text:span>Banco Safra</text:p>
      <text:p text:style-name="P66"/>
      <text:p text:style-name="P66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6"/>
      <text:p text:style-name="P66"><text:span text:style-name="T1">Titulo[x].</text:span>ValorAbatimento: Se informado multa, o mesmo não derá incluido na remessa, uma vez que neste banco são usadas as mesmas posições.</text:p>
      <text:p text:style-name="P66"/>
      <text:p text:style-name="P66">Banco Safra Bradesco</text:p>
      <text:p text:style-name="P66"/>
      <text:p text:style-name="P66"><text:span text:style-name="T1">Titulo[x].</text:span>CaracTitulo: Informe aqui a informação passada pelo banco como Código da Carteira, sendo tcSimples(1) ou tcVinculada(2).</text:p>
      <text:p text:style-name="P66"><text:soft-page-break/></text:p>
      <text:p text:style-name="P33"/>
      <text:p text:style-name="P33"/>
      <text:p text:style-name="P33"><text:span text:style-name="T46">3.10 </text:span>Cecred</text:p>
      <text:p text:style-name="P69"/>
      <text:p text:style-name="P67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4"/>
      <text:p text:style-name="P34"/>
      <text:p text:style-name="P34"/>
      <text:p text:style-name="P34"><text:span text:style-name="T46">3.11 </text:span>Banco ABC Brasil</text:p>
      <text:p text:style-name="P70"/>
      <text:p text:style-name="P70">Cedente.IdentDistribuicao: <text:span text:style-name="T9">Informar de quem é a responsabilidade de distriibuição dos boletos, <text:s/>tbBancoDistribui ou tbClienteDistribui.</text:span></text:p>
      <text:p text:style-name="P70"/>
      <text:p text:style-name="P68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7"/>
      <text:p text:style-name="P58">Titulo[x].DataProtesto: Somente será adicionada a remessa se não houver sido informada nenhuma informação a propriedade Titulo[x].Instrucao1.</text:p>
      <text:p text:style-name="P78"/>
      <text:p text:style-name="P58">Titulo[x].DataProtesto: Somente será adicionada a remessa se não houver sido informada nenhuma informação a propriedade Titulo[x].Instrucao1.</text:p>
      <text:p text:style-name="P78"/>
      <text:p text:style-name="P58">Titulo[x].Instrucao2: Informar 1, 2 ou 3 conforme opção para baixa ou devolução do titulo, se nada for informado será adicionado automaticamente o código para Não Baixar.</text:p>
      <text:p text:style-name="P78"/>
      <text:p text:style-name="P56">Titulo[x].InstrucaoX: Se alguma das instruções contiver o código 94, a primeira mensagem da lista de mensagens será incluída no registro do Tipo 1 e as demais no registro especifico para mensagens.</text:p>
      <text:p text:style-name="P56"/>
      <text:p text:style-name="P35"/>
      <text:p text:style-name="P35"/>
      <text:p text:style-name="P35"/>
      <text:p text:style-name="P35">3.12 UnicredES</text:p>
      <text:p text:style-name="P42"/>
      <text:p text:style-name="P46">ACBrBoleto.Banco.LayoutVersao<text:span text:style-name="T48">Lote</text:span>: Informar <text:s/>“<text:span text:style-name="T49">44</text:span><text:span text:style-name="T48">” para que a remessa seja gerada com o valor “</text:span><text:span text:style-name="T49">UNICRED</text:span><text:span text:style-name="T48">” ou “</text:span><text:span text:style-name="T49">944</text:span><text:span text:style-name="T48">” para <text:s/>ter o valor “</text:span><text:span text:style-name="T49">UNICRED DO BRASIL</text:span><text:span text:style-name="T48">” no header do arquivo.</text:span></text:p>
      <text:p text:style-name="P46"/>
      <text:p text:style-name="P37"/>
      <text:p text:style-name="P37"/>
      <text:p text:style-name="P37">3.1<text:span text:style-name="T57">3</text:span> <text:span text:style-name="T57">Banco Itaú</text:span></text:p>
      <text:p text:style-name="P44"/>
      <text:p text:style-name="P80">Para Protesto <text:span text:style-name="T58">ou</text:span> Negativação preencher os campos: </text:p>
      <text:p text:style-name="P80"/>
      <text:p text:style-name="P57">Titulo[x].CodigoNegativacao: <text:span text:style-name="T57">Utilizar Código “7” para Negativação ou códigos para Protesto “1” ProtestoDiasCorrido, “2” </text:span>Protest<text:span text:style-name="T57">oDias</text:span>Uteis. </text:p>
      <text:p text:style-name="P57"/>
      <text:p text:style-name="P57">Titulo[x].<text:span text:style-name="T57">DataProtestoNegativacao ou </text:span>Titulo[x].<text:span text:style-name="T58">DataProtesto</text:span></text:p>
      <text:p text:style-name="P57"><text:soft-page-break/></text:p>
      <text:p text:style-name="P36"/>
      <text:p text:style-name="P36"/>
      <text:p text:style-name="P36">3.1<text:span text:style-name="T59">4</text:span> <text:span text:style-name="T59">Banco Inter</text:span></text:p>
      <text:p text:style-name="P43"/>
      <text:p text:style-name="P47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7"/>
      <text:p text:style-name="P47"><text:span text:style-name="T53">Carteira 110:</text:span><text:span text:style-name="T81"> </text:span><text:span text:style-name="T59">N</text:span>ecessário registrar primeiro a remessa para obter o nosso número de posse do nosso número é possível realizar a impressão da ficha de compensação</text:p>
      <text:p text:style-name="P47"/>
      <text:p text:style-name="P316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318"/>
      <text:p text:style-name="P81">Para comunicação com a API, necessário no banco Inter alimentar as propriedades em WebService além dos campos tradicionais ClientID, ClientSecret :</text:p>
      <text:p text:style-name="P81"/>
      <text:p text:style-name="P297"><text:span text:style-name="T61">ArquivoCRT = Caminho e arq CRT ('C:\INTER\InterAPI_Certificado.crt') <text:line-break/></text:span><text:span text:style-name="T34">ArquivoKEY = Caminho e arq Key ('C:\INTER\InterAPI_Chave.key') </text:span></text:p>
      <text:p text:style-name="P314">Scope = (conforme manual/documentação) </text:p>
      <text:p text:style-name="P314"/>
      <text:p text:style-name="P303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3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16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19"/>
      <text:p text:style-name="P19"/>
      <text:p text:style-name="P19"/>
      <text:p text:style-name="P298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text:line-break/></text:span><text:span text:style-name="T65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4"/>
      <text:p text:style-name="P299"><text:span text:style-name="T65">Para garantir que seu sistema esteja configurado corretamente, é importante que a propriedade LayoutVersaoArquivo esteja devidamente parametrizada.</text:span><text:span text:style-name="T26"> </text:span></text:p>
      <text:p text:style-name="P282"/>
      <text:p text:style-name="P283"/>
      <text:p text:style-name="P283"/>
      <text:p text:style-name="P302"><text:soft-page-break/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67">Atenção com os preenchimentos dos dados.<text:line-break/>No campo “Digito da agência” informar o Número do Posto.<text:line-break/></text:span><text:span text:style-name="T70">No campo “Agência” informar o Cooperativa.</text:span><text:span text:style-name="T67"><text:line-break/><text:line-break/>Para API, as chaves </text:span><text:span text:style-name="T68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09"/>
      <text:p text:style-name="P309"/>
      <text:p text:style-name="P309"/>
      <text:p text:style-name="P302"><text:span text:style-name="T73">3.</text:span><text:span text:style-name="T74">1</text:span><text:span text:style-name="T75">7</text:span><text:span text:style-name="T74"> Banco </text:span><text:span text:style-name="T75">Santander<text:line-break/><text:line-break/></text:span><text:span text:style-name="T72">Necessário o código de transmissão fornecido pelo banco.<text:line-break/>Carteira, exemplo : 05, 06, 04<text:line-break/>Modalidade, exemplo: 101,102,201</text:span></text:p>
      <text:p text:style-name="P306"/>
      <text:p text:style-name="P306"/>
      <text:p text:style-name="P306"/>
      <text:p text:style-name="P306"/>
      <text:p text:style-name="P302"><text:span text:style-name="T75">3.18 Banco MoneyPlus</text:span><text:span text:style-name="T7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72">LayoutVersaoArquivo</text:span></text:span><text:span text:style-name="T72"> = 2 ;<text:line-break/></text:span><text:span text:style-name="Strong_20_Emphasis"><text:span text:style-name="T72">LayoutVersaoArquivo diferente de 2, é assumido </text:span></text:span><text:span text:style-name="T72">Layout da XP Investimentos.</text:span></text:p>
      <text:p text:style-name="P305"/>
      <text:p text:style-name="P310"/>
      <text:p text:style-name="P310"/>
      <text:p text:style-name="P310"/>
      <text:p text:style-name="P302"><text:span text:style-name="T76">3.19 Banco Mercantil</text:span><text:span text:style-name="T69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67"><text:line-break/>Modalidade </text:span><text:span text:style-name="T69">= 30</text:span></text:p>
      <text:p text:style-name="P311"/>
      <text:p text:style-name="P311"/>
      <text:p text:style-name="P311"/>
      <text:p text:style-name="P311"/>
      <text:p text:style-name="P302"><text:soft-page-break/><text:span text:style-name="T76">3.</text:span><text:span text:style-name="T77">20</text:span><text:span text:style-name="T76"> </text:span><text:span text:style-name="T77">Banco Athena Bradesco</text:span><text:span text:style-name="T69"><text:line-break/><text:line-break/>No Banco </text:span><text:span text:style-name="T71">Athena Bradesco CNAB 400 informar os dados referente a NFe</text:span></text:p>
      <text:p text:style-name="P307"/>
      <text:p text:style-name="P300"><text:span text:style-name="T69">Exemplo </text:span><text:span text:style-name="T71">Delphi/Lazarus</text:span><text:span text:style-name="T69">: <text:line-break/>DadosNota := FACBrBoleto.CriarTituloNaLista.CriarNFeNaLista;</text:span></text:p>
      <text:p text:style-name="P307">DadosNota.NumNFe <text:s text:c="4"/>:= '001';</text:p>
      <text:p text:style-name="P307">DadosNota.ValorNFe <text:s text:c="2"/>:= 100.00;</text:p>
      <text:p text:style-name="P300"><text:span text:style-name="T69">DadosNota.EmissaoNFe := </text:span><text:span text:style-name="T71">01/11/2023;</text:span></text:p>
      <text:p text:style-name="P307">DadosNota.ChaveNFe <text:s text:c="2"/>:= '12333322288811000103552211230912751230003950';</text:p>
      <text:p text:style-name="P307"/>
      <text:p text:style-name="P312"><text:span text:style-name="T69">E</text:span><text:span text:style-name="T66">xemplo INI para ACBrMonitor ou ACBrLibBoleto:</text:span></text:p>
      <text:p text:style-name="P308">[NFe1-1] </text:p>
      <text:p text:style-name="P308">NumNFe='001' </text:p>
      <text:p text:style-name="P308">ValorNFe=100.00</text:p>
      <text:p text:style-name="P308">EmissaoNFe=01/11/2023</text:p>
      <text:p text:style-name="P308">ChaveNFe='12333322288811000103552211230912751230003950'</text:p>
      <text:p text:style-name="P308"/>
      <text:p text:style-name="P7"/>
      <text:p text:style-name="P7"/>
      <text:p text:style-name="P301"><text:span text:style-name="T54">3.</text:span><text:span text:style-name="T55">20</text:span><text:span text:style-name="T54"> </text:span><text:span text:style-name="T55">Banco </text:span><text:span text:style-name="T56">Daycoval</text:span><text:span text:style-name="T80"><text:line-break/><text:line-break/>No Banco </text:span><text:span text:style-name="T79">Daycoval existem até o momento 3 (Três) versões de layouts diferentes, então é necessário determinar a propriedade LayOutVersãoLote com um dos valores da tabela abaixo:<text:line-break/><text:line-break/></text:span><text:span text:style-name="T62">ACBrBoleto.Banco.LayoutVersao</text:span><text:span text:style-name="T63">Lote </text:span><text:span text:style-name="T64">= 3 (quando o código de remessa citado no manual for igual a 3)</text:span></text:p>
      <text:p text:style-name="P301"><text:span text:style-name="T62">ACBrBoleto.Banco.LayoutVersao</text:span><text:span text:style-name="T63">Lote </text:span><text:span text:style-name="T64">= 4 (quando o código de remessa citado no manual for igual a 4)</text:span></text:p>
      <text:p text:style-name="P301"><text:span text:style-name="T62">ACBrBoleto.Banco.LayoutVersao</text:span><text:span text:style-name="T63">Lote </text:span><text:span text:style-name="T64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5-23T14:21:28.552000000</dc:date>
    <meta:editing-duration>P1DT16H3M39S</meta:editing-duration>
    <meta:editing-cycles>58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88" meta:word-count="2350" meta:character-count="14689" meta:non-whitespace-character-count="13188"/>
    <meta:user-defined meta:name="DocumentEncoding">utf-8</meta:user-defined>
    <meta:user-defined meta:name="HTML" meta:value-type="boolean">true</meta:user-defined>
  </office:meta>
</office:document-meta>
</file>